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1.778cm" svg:x="5.318cm" svg:y="11.66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37cm" svg:height="2.286cm" svg:x="5.318cm" svg:y="15.859cm"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37cm" svg:height="2.286cm" svg:x="10.271cm" svg:y="15.859cm">
          <text:p text:style-name="P1">Rescu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27cm" svg:x="6.715cm" svg:y="14.08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397cm" svg:height="1.27cm" svg:x="11.541cm" svg:y="14.08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3.81cm" svg:height="2.667cm" svg:x="5.318cm" svg:y="21.447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27cm" svg:x="6.714cm" svg:y="14.0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3.81cm" svg:height="2.667cm" svg:x="10.271cm" svg:y="21.447cm">
          <text:p text:style-name="P1">Path plann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477cm" svg:y1="18.145cm" svg:x2="7.477cm" svg:y2="21.574cm">
          <text:p/>
        </draw:line>
        <draw:line draw:style-name="gr3" draw:text-style-name="P1" draw:layer="layout" svg:x1="7.477cm" svg:y1="18.145cm" svg:x2="12.303cm" svg:y2="21.447cm">
          <text:p/>
        </draw:line>
        <draw:line draw:style-name="gr3" draw:text-style-name="P1" draw:layer="layout" svg:x1="12.303cm" svg:y1="18.145cm" svg:x2="7.477cm" svg:y2="21.447cm">
          <text:p/>
        </draw:line>
        <draw:line draw:style-name="gr3" draw:text-style-name="P1" draw:layer="layout" svg:x1="12.303cm" svg:y1="18.145cm" svg:x2="12.43cm" svg:y2="21.4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1T12:59:36</meta:creation-date>
    <dc:date>2015-10-21T13:02:32</dc:date>
    <meta:editing-duration>P0D</meta:editing-duration>
    <meta:editing-cycles>1</meta:editing-cycles>
    <meta:document-statistic meta:object-count="12"/>
    <meta:generator>LibreOffice/3.5$Linux_X86_64 LibreOffice_project/350m1$Build-2</meta:generator>
  </office:meta>
</office:document-meta>
</file>